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paragraph-properties fo:line-height="150%"/>
      <style:text-properties style:font-name="Arial" fo:font-size="14pt" style:font-size-asian="14pt" style:font-name-complex="Arial" style:font-size-complex="14pt"/>
    </style:style>
    <style:style style:name="P4" style:family="paragraph" style:parent-style-name="Standard">
      <style:text-properties style:font-name="Arial" fo:font-size="14pt" fo:font-weight="bold" fo:background-color="#ffffff" style:font-size-asian="14pt" style:font-weight-asian="bold" style:font-name-complex="Arial" style:font-size-complex="14pt" style:font-weight-complex="bold"/>
    </style:style>
    <style:style style:name="P5" style:family="paragraph" style:parent-style-name="Standard">
      <style:text-properties style:font-name="Arial" fo:font-size="14pt" fo:background-color="#ffffff"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fo:font-style="normal" fo:font-weight="bold" fo:background-color="#ffffff" style:font-size-asian="14pt" style:font-style-asian="normal" style:font-weight-asian="bold" style:font-name-complex="Arial" style:font-size-complex="14pt" style:font-style-complex="normal" style:font-weight-complex="bold"/>
    </style:style>
    <style:style style:name="P7" style:family="paragraph" style:parent-style-name="Standard">
      <style:text-properties style:font-name="Arial" fo:font-size="14pt" fo:font-weight="normal" fo:background-color="#ffffff" style:font-size-asian="14pt" style:font-weight-asian="normal" style:font-name-complex="Arial" style:font-size-complex="14pt" style:font-weight-complex="normal"/>
    </style:style>
    <style:style style:name="P8"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9" style:family="paragraph" style:parent-style-name="Standard" style:master-page-name="Standard">
      <style:paragraph-properties fo:line-height="150%" fo:text-align="center" style:justify-single-word="false" style:page-number="auto"/>
      <style:text-properties style:font-name="Arial" fo:font-size="22pt" fo:font-weight="bold" style:font-size-asian="22pt" style:font-weight-asian="bold" style:font-name-complex="Arial" style:font-size-complex="22pt"/>
    </style:style>
    <style:style style:name="P10" style:family="paragraph" style:parent-style-name="Standard">
      <style:paragraph-properties fo:line-height="150%"/>
      <style:text-properties style:font-name="Arial" fo:font-size="14pt" style:font-size-asian="14pt" style:font-name-complex="Arial" style:font-size-complex="14pt"/>
    </style:style>
    <style:style style:name="P11" style:family="paragraph" style:parent-style-name="Standard" style:list-style-name="WW8Num1">
      <style:paragraph-properties fo:line-height="150%"/>
      <style:text-properties style:font-name="Arial" fo:font-size="14pt" style:font-size-asian="14pt" style:font-name-complex="Arial" style:font-size-complex="14pt"/>
    </style:style>
    <style:style style:name="P12"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13" style:family="paragraph" style:parent-style-name="Standard">
      <style:paragraph-properties fo:line-height="150%" fo:text-align="center" style:justify-single-word="false" fo:break-before="page"/>
      <style:text-properties style:font-name="Arial" fo:font-size="14pt" style:font-size-asian="14pt" style:font-name-complex="Arial" style:font-size-complex="14pt"/>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background-color="#ffffff" style:font-size-asian="14pt" style:font-name-complex="Arial" style:font-size-complex="14pt" loext:char-shading-value="0"/>
    </style:style>
    <style:style style:name="T4" style:family="text">
      <style:text-properties fo:color="#252525" style:font-name="Arial" fo:font-size="14pt" fo:background-color="#ffffff" style:font-size-asian="14pt" style:font-name-complex="Arial" style:font-size-complex="14pt" loext:char-shading-value="0"/>
    </style:style>
    <style:style style:name="T5" style:family="text">
      <style:text-properties style:text-position="super 58%"/>
    </style:style>
    <style:style style:name="T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SA- Asymmetrische Verschlüsselung</text:p>
      <text:p text:style-name="P3"/>
      <text:p text:style-name="P1"><text:span text:style-name="T1">In den 70er Jahren entwickelten Ralf Merkle und Martin Hellmann das erste asymmetrische Verschlüsselungsverfahren. Dieses System wies für Adi Shamir, der schon mit zwei weiteren Kollegen, Ronald Rivest und Leonard Adleman, an einem noch sichereren System arbeiteten, Angriffsflächen auf. 1977 publizierten Rivest, Shamir und Adleman ihr neues asymmetrisches Verschlüsselungssystem, bei dem sie keinerlei Angriffspunkte fanden. <text:s/>Aus den Anfangsbuchstaben ihrer Familiennamen abgeleitet nannten sie dieses </text:span><text:span text:style-name="T2">RSA</text:span><text:span text:style-name="T1">. </text:span></text:p>
      <text:p text:style-name="P3">1983 schaffte es Adi Shamir das Verfahren von Ralf Merkle und Martin Hellmann zu knacken.</text:p>
      <text:p text:style-name="P3">Das RSA System ist ein asymmetrisches kryptographisches Verfahren, das sowohl zur Ver- und Entschlüsselung als auch zur digitalen Signatur verwendet werden kann. </text:p>
      <text:p text:style-name="P13"><text:span text:style-name="T6">Generierung eines Schlüsselpaars:</text:span></text:p>
      <text:p text:style-name="P2">1)Man wählt zufällig zwei Primzahlen p und q. Diese müssen in einem bestimmten Abstand zueinander liegen: 0,1&lt;|log2p-log2q|&lt;30.</text:p>
      <text:p text:style-name="P2">2)Berechnen des RSA-Modul</text:p>
      <text:p text:style-name="P2"><text:s text:c="3"/>N=p*q</text:p>
      <text:p text:style-name="Standard"><text:span text:style-name="T1">3)Berechnung der </text:span><text:span text:style-name="apple-converted-space"><text:span text:style-name="T4"> </text:span></text:span><text:span text:style-name="T3">Eulersche φ-Funktion von N</text:span></text:p>
      <text:p text:style-name="Standard"><text:span text:style-name="T3"><text:s text:c="3"/></text:span><text:span text:style-name="T1"><text:s/></text:span><text:span text:style-name="T3">Φ(N)=(p-1)*(q-1)</text:span></text:p>
      <text:p text:style-name="P5">4)Nun wählt man eine zu Φ(N) teilerfremde Zahl e.</text:p>
      <text:p text:style-name="P5"><text:s text:c="3"/>Für diese gilt: 1&lt;e&lt; Φ(N) </text:p>
      <text:p text:style-name="P5"><text:s text:c="3"/>(für e wird häufig die 4.Fermat-Zahl (2^16+1=65537 gewählt, kleine Werte können zu Angriffsmöglichkeiten führen)</text:p>
      <text:p text:style-name="P5">5)Um <text:s/>d zu berechnen gilt folgende Formel: e*d=1 (mod Φ(N))</text:p>
      <text:p text:style-name="P5">und e*d + φ(N)*k <text:s/>= 1 = ggT(e, φ(N))</text:p>
      <text:p text:style-name="P5">An dieser Stelle lässt sich der erweiterte euklidische Algorithmus einsetzen, welcher d und k ermittelt.</text:p>
      <text:p text:style-name="P4"/>
      <text:p text:style-name="P4">Euklidischer Algorithmus</text:p>
      <text:p text:style-name="P7">Der euklidische Algorithmus dient zur Ermittlung des größten gemeinsamen Teilers(ggT) zweier Zahlen.</text:p>
      <text:p text:style-name="P7">Er besagt:</text:p>
      <text:p text:style-name="P7">Wenn b = 0 dann ist der ggT(a,b) =|a|</text:p>
      <text:p text:style-name="P7">und wenn b !=0 dann ist der ggT(a,b) = ggT( |b| , a mod |b|)</text:p>
      <text:p text:style-name="P7">Der erweiterte euklidische Algorithmus ermittelt zwei Koeffizienten für die gilt:</text:p>
      <text:p text:style-name="P7">ggT(a ,b ) = a*x + b*y</text:p>
      <text:p text:style-name="P7">Zurück auf RSA übertragen bedeutet dies, dass d dem x entspricht.</text:p>
      <text:p text:style-name="P7"/>
      <text:p text:style-name="P5"/>
      <text:p text:style-name="P5">P q und Φ(N) sind nun nicht mehr relevant und werden nicht mehr benötigt. Man erhält also N, e und d. E und N bilden den öffentlichen Schlüssel und d und N den privaten Schlüssel.</text:p>
      <text:p text:style-name="P5"/>
      <text:p text:style-name="P5"/>
      <text:p text:style-name="P6">Verschlüsselung und Entschlüsselung:</text:p>
      <text:p text:style-name="P5"/>
      <text:p text:style-name="P5">Um nun eine Nachricht zu verschlüsseln gilt folgendes:</text:p>
      <text:p text:style-name="P5">C=m<text:span text:style-name="T5">e</text:span> mod N</text:p>
      <text:p text:style-name="P5">Hierbei ist m der zu verschlüsselnde Text und c der geheime Text.</text:p>
      <text:p text:style-name="P5">Der geheime Text c kann nun mit der Formel m=c<text:span text:style-name="T5">d</text:span> (mod N) zurück zum ausgangs Text entschlüsselt werden.</text:p>
      <text:p text:style-name="P5"/>
      <text:p text:style-name="P6">Signieren von Nachrichten:</text:p>
      <text:p text:style-name="P5"><text:soft-page-break/>Zum Signaturverfahren wird mit einer Hashfunktion H <text:s/>der Hash-Wert H <text:s/>( m ) der Nachricht berechnet. Dieser wird mit dem privaten Schlüssel signiert, um die eigentliche Signatur zu erhalten. Mit dem öffentlichen Schlüssel, kann der Empfänger die Signatur verifizieren und erhält dabei einen Hashwert H ( m ). <text:s/>Dieser wird mit seinem selbst gebildeten Hashwert H ( m ) verglichen. Stimmen beide Werte überein, kann er davon ausgehen, dass die Nachricht fehlerfrei übertragen wurde. <text:s text:c="3"/></text:p>
      <text:p text:style-name="P5"/>
      <text:p text:style-name="P5"/>
      <text:p text:style-name="P5"/>
      <text:p text:style-name="P5"/>
      <text:p text:style-name="P2"/>
      <text:p text:style-name="P13"><text:span text:style-name="T6">Kryptoanalyse</text:span></text:p>
      <text:p text:style-name="P3">Die Vorteile der asymmetrischen Verschlüsselung sind:</text:p>
      <text:list xml:id="list6419211746551217259" text:style-name="WW8Num1">
        <text:list-item>
          <text:p text:style-name="P11">hohe Sicherheit</text:p>
        </text:list-item>
        <text:list-item>
          <text:p text:style-name="P11">das Schlüsselverteilungsproblem entfällt, da keine geheime Schlüsselübergabe nötig ist</text:p>
        </text:list-item>
        <text:list-item>
          <text:p text:style-name="P11">die privaten Schlüssel müssen nicht zentral gespeichert werden, so dass die Gefahr des Missbrauches gebannt wird</text:p>
        </text:list-item>
        <text:list-item>
          <text:p text:style-name="P11">wenig Schlüssel werden gebraucht # ausführen</text:p>
        </text:list-item>
        <text:list-item>
          <text:p text:style-name="P11">Überprüfung durch elektronische Unterschrift (digitale Signatur)</text:p>
        </text:list-item>
      </text:list>
      <text:p text:style-name="P3"/>
      <text:p text:style-name="P3"/>
      <text:p text:style-name="P8"><text:s/></text:p>
      <text:p text:style-name="P8"><text:s/>Die Nachteile der asymmetrischen Verschlüsselung sind:</text:p>
      <text:p text:style-name="P8"><text:s text:c="2"/>-arbeiten sehr langsam, weil die Schlüssel für die Ver- und <text:s text:c="5"/>Entschlüsselung wesentlich länger sind </text:p>
      <text:p text:style-name="P8">- anfällig gegenüber Implementierungsfehlern</text:p>
      <text:p text:style-name="P8">-große benötigte Schlüssellänge</text:p>
      <text:p text:style-name="P8">-öffentlicher Schlüssel muss wirklich von der Kontaktperson stammen </text:p>
      <text:p text:style-name="P8"><text:s/></text:p>
      <text:p text:style-name="P8">Auch dieses asymmetrische Verfahren ist nur so lange sicher, bis es möglich ist in realistischer Zeit zu faktorisieren <text:s/>oder das Diskreter-Logarithmus Problem lösen kan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text-properties style:font-name="Arial" style:font-name-asian="Times New Roman" style:font-name-complex="Aria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Absatz-Standardschriftart" style:family="text"/>
    <style:style style:name="apple-converted-space"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merkung vorab:</dc:title>
    <meta:initial-creator>Home</meta:initial-creator>
    <meta:creation-date>2015-04-28T13:35:00</meta:creation-date>
    <dc:date>2015-05-06T14:38:23.16</dc:date>
    <meta:editing-cycles>12</meta:editing-cycles>
    <meta:editing-duration>P2171DT11H27M56S</meta:editing-duration>
    <meta:generator>OpenOffice/4.1.1$Win32 OpenOffice.org_project/411m6$Build-9775</meta:generator>
    <meta:document-statistic meta:table-count="0" meta:image-count="0" meta:object-count="0" meta:page-count="4" meta:paragraph-count="47" meta:word-count="532" meta:character-count="3669"/>
    <meta:user-defined meta:name="Info 1"/>
    <meta:user-defined meta:name="Info 2"/>
    <meta:user-defined meta:name="Info 3"/>
    <meta:user-defined meta:name="Info 4"/>
  </office:meta>
</office:document-meta>
</file>